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4" style:family="table-row">
      <style:table-row-properties style:min-row-height="0.0083in"/>
    </style:style>
    <style:style style:name="Table3.1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9">
            <text:p text:style-name="CI-T-Cidx">29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HICCOUGH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ICCOUG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6" office:value-type="string">
            <text:p text:style-name="SK-T-L1">29004,2,29004</text:p>
          </table:table-cell>
          <table:table-cell table:style-name="Table3.A2" table:number-rows-spanned="13" office:value-type="string">
            <text:p text:style-name="SK-T-L2"><text:span text:style-name="SK-T-L2-C1">Hiccough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Ign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7:37.66</dc:date>
    <meta:editing-duration>PT1M53S</meta:editing-duration>
    <meta:editing-cycles>2</meta:editing-cycles>
    <meta:document-statistic meta:table-count="2" meta:image-count="0" meta:object-count="0" meta:page-count="2" meta:paragraph-count="66" meta:word-count="77" meta:character-count="323"/>
  </office:meta>
</office:document-meta>
</file>